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3094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2b7f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890bd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0116">
      <style:table-cell-properties fo:background-color="#82b7f1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116">
      <style:table-cell-properties fo:background-color="#6890bd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82b7f1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>
      <style:table-cell-properties fo:background-color="#6890bd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2ffb6"/>
    </style:style>
    <style:style style:name="ce29" style:family="table-cell" style:parent-style-name="Default">
      <style:table-cell-properties fo:background-color="#c9d39e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4" table:default-cell-style-name="ce18"/>
        <table:table-column table:style-name="co3" table:default-cell-style-name="ce24"/>
        <table:table-column table:style-name="co5" table:default-cell-style-name="ce24"/>
        <table:table-column table:style-name="co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rt n.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 table:number-columns-spanned="8" table:number-rows-spanned="1">
            <text:p>MECHANICAL (Profiles, screws, etc)</text:p>
          </table:table-cell>
          <table:covered-table-cell table:number-columns-repeated="7"/>
        </table:table-row>
        <table:table-row table:style-name="ro1">
          <table:table-cell table:style-name="ce6" office:value-type="string" calcext:value-type="string">
            <text:p>2020_478</text:p>
          </table:table-cell>
          <table:table-cell table:style-name="ce6" office:value-type="string" calcext:value-type="string">
            <text:p>2020 profile – Length 478m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currency" office:currency="EUR" office:value="0.856" calcext:value-type="currency">
            <text:p>€ 0,8560</text:p>
          </table:table-cell>
          <table:table-cell table:style-name="ce19" table:formula="of:=[.D4]*[.C4]" office:value-type="currency" office:currency="EUR" office:value="0.856" calcext:value-type="currency">
            <text:p>€ 0,86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XCJ-H7-6-2020-L478</text:p>
          </table:table-cell>
          <table:table-cell table:style-name="ce28" office:value-type="string" calcext:value-type="string">
            <text:p>X axis</text:p>
          </table:table-cell>
        </table:table-row>
        <table:table-row table:style-name="ro1">
          <table:table-cell table:style-name="ce7" office:value-type="string" calcext:value-type="string">
            <text:p>2020_450</text:p>
          </table:table-cell>
          <table:table-cell table:style-name="ce7" office:value-type="string" calcext:value-type="string">
            <text:p>2020 profile – Length 450mm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currency" office:currency="EUR" office:value="0.8062" calcext:value-type="currency">
            <text:p>€ 0,8062</text:p>
          </table:table-cell>
          <table:table-cell table:style-name="ce20" table:formula="of:=[.D5]*[.C5]" office:value-type="currency" office:currency="EUR" office:value="3.2248" calcext:value-type="currency">
            <text:p>€ 3,22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XCJ-H7-6-2020-L450</text:p>
          </table:table-cell>
          <table:table-cell table:style-name="ce29" office:value-type="string" calcext:value-type="string">
            <text:p>Y body</text:p>
          </table:table-cell>
        </table:table-row>
        <table:table-row table:style-name="ro1">
          <table:table-cell table:style-name="ce8" office:value-type="string" calcext:value-type="string">
            <text:p>2020_435</text:p>
          </table:table-cell>
          <table:table-cell table:style-name="ce8" office:value-type="string" calcext:value-type="string">
            <text:p>2020 profile – Length 435mm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currency" office:currency="EUR" office:value="0.7792" calcext:value-type="currency">
            <text:p>€ 0,7792</text:p>
          </table:table-cell>
          <table:table-cell table:style-name="ce21" table:formula="of:=[.D6]*[.C6]" office:value-type="currency" office:currency="EUR" office:value="3.1168" calcext:value-type="currency">
            <text:p>€ 3,12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XCJ-H7-6-2020-L435</text:p>
          </table:table-cell>
          <table:table-cell table:style-name="ce30" office:value-type="string" calcext:value-type="string">
            <text:p>X body</text:p>
          </table:table-cell>
        </table:table-row>
        <table:table-row table:style-name="ro1">
          <table:table-cell table:style-name="ce8" office:value-type="string" calcext:value-type="string">
            <text:p>2020_250</text:p>
          </table:table-cell>
          <table:table-cell table:style-name="ce8" office:value-type="string" calcext:value-type="string">
            <text:p>2020 profile – Length 250mm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currency" office:currency="EUR" office:value="0.4678" calcext:value-type="currency">
            <text:p>€ 0,4678</text:p>
          </table:table-cell>
          <table:table-cell table:style-name="ce21" table:formula="of:=[.D7]*[.C7]" office:value-type="currency" office:currency="EUR" office:value="1.8712" calcext:value-type="currency">
            <text:p>€ 1,87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XCJ-H7-6-2020-L250</text:p>
          </table:table-cell>
          <table:table-cell table:style-name="ce30" office:value-type="string" calcext:value-type="string">
            <text:p>Vertical / z axis</text:p>
          </table:table-cell>
        </table:table-row>
        <table:table-row table:style-name="ro1">
          <table:table-cell table:style-name="ce8" office:value-type="string" calcext:value-type="string">
            <text:p>Bracket_2020</text:p>
          </table:table-cell>
          <table:table-cell table:style-name="ce8" office:value-type="string" calcext:value-type="string">
            <text:p>2020 profile angle bracket</text:p>
          </table:table-cell>
          <table:table-cell table:style-name="ce8" office:value-type="float" office:value="30" calcext:value-type="float">
            <text:p>30</text:p>
          </table:table-cell>
          <table:table-cell table:style-name="ce15" office:value-type="currency" office:currency="EUR" office:value="0.0671" calcext:value-type="currency">
            <text:p>€ 0,0671</text:p>
          </table:table-cell>
          <table:table-cell table:style-name="ce21" table:formula="of:=[.D8]*[.C8]" office:value-type="currency" office:currency="EUR" office:value="2.013" calcext:value-type="currency">
            <text:p>€ 2,01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DB-206-2020</text:p>
          </table:table-cell>
          <table:table-cell table:style-name="ce30"/>
        </table:table-row>
        <table:table-row table:style-name="ro1">
          <table:table-cell table:style-name="ce8" office:value-type="string" calcext:value-type="string">
            <text:p>Tnut_M3</text:p>
          </table:table-cell>
          <table:table-cell table:style-name="ce8" office:value-type="string" calcext:value-type="string">
            <text:p>M3 drop-in T-nut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currency" office:currency="EUR" office:value="0.009" calcext:value-type="currency">
            <text:p>€ 0,0090</text:p>
          </table:table-cell>
          <table:table-cell table:style-name="ce21" table:formula="of:=[.D9]*[.C9]" office:value-type="currency" office:currency="EUR" office:value="2.7" calcext:value-type="currency">
            <text:p>€ 2,70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AA-N-6-M3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Tnut_M5</text:p>
          </table:table-cell>
          <table:table-cell table:style-name="ce8" office:value-type="string" calcext:value-type="string">
            <text:p>M5 drop-in T-nut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currency" office:currency="EUR" office:value="0.0055" calcext:value-type="currency">
            <text:p>€ 0,0055</text:p>
          </table:table-cell>
          <table:table-cell table:style-name="ce21" table:formula="of:=[.D10]*[.C10]" office:value-type="currency" office:currency="EUR" office:value="1.65" calcext:value-type="currency">
            <text:p>€ 1,65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AA-N-6-M5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BallNut_M3</text:p>
          </table:table-cell>
          <table:table-cell table:style-name="ce8" office:value-type="string" calcext:value-type="string">
            <text:p>M3 spring-loaded ball nut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288" calcext:value-type="currency">
            <text:p>€ 0,0288</text:p>
          </table:table-cell>
          <table:table-cell table:style-name="ce21" table:formula="of:=[.D11]*[.C11]" office:value-type="currency" office:currency="EUR" office:value="2.88" calcext:value-type="currency">
            <text:p>€ 2,88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AB-N-6-M3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BallNut_M4</text:p>
          </table:table-cell>
          <table:table-cell table:style-name="ce8" office:value-type="string" calcext:value-type="string">
            <text:p>M4 spring-loaded ball nut</text:p>
          </table:table-cell>
          <table:table-cell table:style-name="ce8" office:value-type="float" office:value="50" calcext:value-type="float">
            <text:p>50</text:p>
          </table:table-cell>
          <table:table-cell table:style-name="ce15" office:value-type="currency" office:currency="EUR" office:value="0.0294" calcext:value-type="currency">
            <text:p>€ 0,0294</text:p>
          </table:table-cell>
          <table:table-cell table:style-name="ce21" table:formula="of:=[.D12]*[.C12]" office:value-type="currency" office:currency="EUR" office:value="1.47" calcext:value-type="currency">
            <text:p>€ 1,47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AB-N-6-M4</text:p>
          </table:table-cell>
          <table:table-cell table:style-name="ce30" office:value-type="string" calcext:value-type="string">
            <text:p>50pcs+</text:p>
          </table:table-cell>
        </table:table-row>
        <table:table-row table:style-name="ro1">
          <table:table-cell table:style-name="ce8" office:value-type="string" calcext:value-type="string">
            <text:p>BallNut_M5</text:p>
          </table:table-cell>
          <table:table-cell table:style-name="ce8" office:value-type="string" calcext:value-type="string">
            <text:p>M5 spring-loaded ball nut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288" calcext:value-type="currency">
            <text:p>€ 0,0288</text:p>
          </table:table-cell>
          <table:table-cell table:style-name="ce21" table:formula="of:=[.D13]*[.C13]" office:value-type="currency" office:currency="EUR" office:value="2.88" calcext:value-type="currency">
            <text:p>€ 2,88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TPAB-N-6-M5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SHCS_3x6</text:p>
          </table:table-cell>
          <table:table-cell table:style-name="ce8" office:value-type="string" calcext:value-type="string">
            <text:p>Socket head cap screw – M3x6mm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037" calcext:value-type="currency">
            <text:p>€ 0,0037</text:p>
          </table:table-cell>
          <table:table-cell table:style-name="ce21" table:formula="of:=[.D14]*[.C14]" office:value-type="currency" office:currency="EUR" office:value="0.37" calcext:value-type="currency">
            <text:p>€ 0,37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EDLA-S1-M3-L6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SHCS_3x10</text:p>
          </table:table-cell>
          <table:table-cell table:style-name="ce8" office:value-type="string" calcext:value-type="string">
            <text:p>Socket head cap screw – M3x10mm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047" calcext:value-type="currency">
            <text:p>€ 0,0047</text:p>
          </table:table-cell>
          <table:table-cell table:style-name="ce21" table:formula="of:=[.D15]*[.C15]" office:value-type="currency" office:currency="EUR" office:value="0.47" calcext:value-type="currency">
            <text:p>€ 0,47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EDLA-S1-M3-L10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SHCS_3x12</text:p>
          </table:table-cell>
          <table:table-cell table:style-name="ce8" office:value-type="string" calcext:value-type="string">
            <text:p>Socket head cap screw – M3x12mm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051" calcext:value-type="currency">
            <text:p>€ 0,0051</text:p>
          </table:table-cell>
          <table:table-cell table:style-name="ce21" table:formula="of:=[.D16]*[.C16]" office:value-type="currency" office:currency="EUR" office:value="0.51" calcext:value-type="currency">
            <text:p>€ 0,51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EDLA-S1-M3-L12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SHCS_3x18</text:p>
          </table:table-cell>
          <table:table-cell table:style-name="ce8" office:value-type="string" calcext:value-type="string">
            <text:p>Socket head cap screw – M3x18mm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068" calcext:value-type="currency">
            <text:p>€ 0,0068</text:p>
          </table:table-cell>
          <table:table-cell table:style-name="ce21" table:formula="of:=[.D17]*[.C17]" office:value-type="currency" office:currency="EUR" office:value="0.68" calcext:value-type="currency">
            <text:p>€ 0,68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EDLA-S1-M3-L18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>
          <table:table-cell table:style-name="ce8" office:value-type="string" calcext:value-type="string">
            <text:p>SHCS_3x25</text:p>
          </table:table-cell>
          <table:table-cell table:style-name="ce8" office:value-type="string" calcext:value-type="string">
            <text:p>Socket head cap screw – M3x25mm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currency" office:currency="EUR" office:value="0.0085" calcext:value-type="currency">
            <text:p>€ 0,0085</text:p>
          </table:table-cell>
          <table:table-cell table:style-name="ce21" table:formula="of:=[.D18]*[.C18]" office:value-type="currency" office:currency="EUR" office:value="0.85" calcext:value-type="currency">
            <text:p>€ 0,85</text:p>
          </table:table-cell>
          <table:table-cell table:style-name="ce27" office:value-type="string" calcext:value-type="string">
            <text:p>JLCMC</text:p>
          </table:table-cell>
          <table:table-cell table:style-name="ce27" office:value-type="string" calcext:value-type="string">
            <text:p>EDLA-S1-M3-L25</text:p>
          </table:table-cell>
          <table:table-cell table:style-name="ce30" office:value-type="string" calcext:value-type="string">
            <text:p>100pcs+</text:p>
          </table:table-cell>
        </table:table-row>
        <table:table-row table:style-name="ro1" table:number-rows-repeated="8">
          <table:table-cell table:style-name="ce8" table:number-columns-repeated="3"/>
          <table:table-cell table:style-name="ce15"/>
          <table:table-cell table:style-name="ce21"/>
          <table:table-cell table:style-name="ce27" table:number-columns-repeated="2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 table:number-columns-spanned="8" table:number-rows-spanned="1">
            <text:p>MOTION (Linear rails, steppers, pulleys...)</text:p>
          </table:table-cell>
          <table:covered-table-cell table:number-columns-repeated="7"/>
        </table:table-row>
        <table:table-row table:style-name="ro1">
          <table:table-cell table:style-name="ce10" table:number-columns-repeated="3"/>
          <table:table-cell table:style-name="ce16"/>
          <table:table-cell table:style-name="ce22"/>
          <table:table-cell table:style-name="ce10" table:number-columns-repeated="3"/>
        </table:table-row>
        <table:table-row table:style-name="ro1">
          <table:table-cell table:style-name="ce11" table:number-columns-repeated="3"/>
          <table:table-cell table:style-name="ce17"/>
          <table:table-cell table:style-name="ce23"/>
          <table:table-cell table:style-name="ce11" table:number-columns-repeated="3"/>
        </table:table-row>
        <table:table-row table:style-name="ro1" table:number-rows-repeated="23">
          <table:table-cell table:style-name="ce8" table:number-columns-repeated="3"/>
          <table:table-cell table:style-name="ce15"/>
          <table:table-cell table:style-name="ce21"/>
          <table:table-cell table:style-name="ce8" table:number-columns-repeated="3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r piece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Part ID</text:p>
          </table:table-cell>
          <table:table-cell office:value-type="string" calcext:value-type="string">
            <text:p>Quant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6P0"/>
    </number:currency-style>
    <number:currency-style style:name="N10118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8:35:49.37576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6T09:18:58.060569000</dc:date>
    <meta:editing-duration>PT13M49S</meta:editing-duration>
    <meta:editing-cycles>5</meta:editing-cycles>
    <meta:generator>LibreOffice/25.2.2.2$Windows_X86_64 LibreOffice_project/7370d4be9e3cf6031a51beef54ff3bda878e3fac</meta:generator>
    <meta:document-statistic meta:table-count="2" meta:cell-count="132" meta:object-count="0"/>
  </office:meta>
</office:document-meta>
</file>